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1d25" officeooo:paragraph-rsid="000e1d25"/>
    </style:style>
    <style:style style:name="P2" style:family="paragraph" style:parent-style-name="Standard">
      <style:text-properties style:text-underline-style="solid" style:text-underline-width="auto" style:text-underline-color="font-color" officeooo:rsid="000e1d25" officeooo:paragraph-rsid="000e1d25"/>
    </style:style>
    <style:style style:name="P3" style:family="paragraph" style:parent-style-name="Standard">
      <style:text-properties style:text-underline-style="solid" style:text-underline-width="auto" style:text-underline-color="font-color" officeooo:rsid="000f30ed" officeooo:paragraph-rsid="000f30ed"/>
    </style:style>
    <style:style style:name="P4" style:family="paragraph" style:parent-style-name="Standard">
      <style:text-properties style:text-underline-style="none" officeooo:rsid="000e1d25" officeooo:paragraph-rsid="000e1d25"/>
    </style:style>
    <style:style style:name="P5" style:family="paragraph" style:parent-style-name="Standard">
      <style:text-properties style:text-underline-style="none" officeooo:rsid="000ef208" officeooo:paragraph-rsid="000ef208"/>
    </style:style>
    <style:style style:name="P6" style:family="paragraph" style:parent-style-name="Standard">
      <style:text-properties style:text-underline-style="none" officeooo:rsid="000f30ed" officeooo:paragraph-rsid="000f30ed"/>
    </style:style>
    <style:style style:name="P7" style:family="paragraph" style:parent-style-name="Standard">
      <style:text-properties style:text-underline-style="none" officeooo:rsid="00107cdb" officeooo:paragraph-rsid="00107cdb"/>
    </style:style>
    <style:style style:name="P8" style:family="paragraph" style:parent-style-name="Standard" style:list-style-name="L1">
      <style:text-properties style:text-underline-style="none" officeooo:rsid="000e1d25" officeooo:paragraph-rsid="000e1d25"/>
    </style:style>
    <style:style style:name="P9" style:family="paragraph" style:parent-style-name="Standard" style:list-style-name="L2">
      <style:text-properties style:text-underline-style="none" officeooo:rsid="000e1d25" officeooo:paragraph-rsid="000e1d25"/>
    </style:style>
    <style:style style:name="P10" style:family="paragraph" style:parent-style-name="Standard" style:list-style-name="L3">
      <style:text-properties style:text-underline-style="none" officeooo:rsid="000e1d25" officeooo:paragraph-rsid="000e1d25"/>
    </style:style>
    <style:style style:name="P11" style:family="paragraph" style:parent-style-name="Standard" style:list-style-name="L4">
      <style:text-properties style:text-underline-style="none" officeooo:rsid="000ef208" officeooo:paragraph-rsid="000ef208"/>
    </style:style>
    <style:style style:name="P12" style:family="paragraph" style:parent-style-name="Standard" style:list-style-name="L5">
      <style:text-properties style:text-underline-style="none" officeooo:rsid="000f30ed" officeooo:paragraph-rsid="000f30ed"/>
    </style:style>
    <style:style style:name="T1" style:family="text">
      <style:text-properties style:text-underline-style="none"/>
    </style:style>
    <style:style style:name="T2" style:family="text">
      <style:text-properties officeooo:rsid="00110d2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Todos os datos utilizados ata agora se obtiñan da entrada estandar e a saída dos resultados. Ademais os datos mantéñense na memoria só mentres se estea executando o programa. A solución para que os datos persistan dunha execución a outra é gardalos nun ficheiro. No punto de vista informático<text:span text:style-name="T2"> </text:span>un ficheiro é un conxunto de información almacenada nun medio físico. Cada un deles nunha serie de campos.</text:p>
      <text:p text:style-name="P2"/>
      <text:p text:style-name="P2">Tipos de ficheiro<text:span text:style-name="T1">:</text:span></text:p>
      <text:list text:style-name="L1">
        <text:list-item>
          <text:p text:style-name="P8">Texto -&gt; caracteres</text:p>
        </text:list-item>
        <text:list-item>
          <text:p text:style-name="P8">bytes -&gt; 00111000101</text:p>
        </text:list-item>
      </text:list>
      <text:p text:style-name="P4"/>
      <text:p text:style-name="P4">Lectura:</text:p>
      <text:list text:style-name="L2">
        <text:list-item>
          <text:p text:style-name="P9">abrir fluxo de lectura (abrir ficheiro para ler)</text:p>
        </text:list-item>
        <text:list-item>
          <text:p text:style-name="P9">mentras teña información, ler</text:p>
        </text:list-item>
        <text:list-item>
          <text:p text:style-name="P9">pechar o ficheiro</text:p>
        </text:list-item>
      </text:list>
      <text:p text:style-name="P4">Escribir:</text:p>
      <text:list text:style-name="L3">
        <text:list-item>
          <text:p text:style-name="P10">Abrir fluxo de lectura</text:p>
        </text:list-item>
        <text:list-item>
          <text:p text:style-name="P10">Escribir información no ficheiro</text:p>
        </text:list-item>
        <text:list-item>
          <text:p text:style-name="P10">Pechar o ficheiro</text:p>
        </text:list-item>
      </text:list>
      <text:p text:style-name="P4"/>
      <text:p text:style-name="P5">Java dannos un paquete para traballar con ficheiros: Java.io.FIle.</text:p>
      <text:p text:style-name="P5">Delimitador:</text:p>
      <text:p text:style-name="P5">.userDelimiter("\\s*,\\s*");</text:p>
      <text:p text:style-name="P5">delimita por la coma, si hay espacios antes o despues no los coge.</text:p>
      <text:p text:style-name="P5">Para escribir nos ficheiros:</text:p>
      <text:list text:style-name="L4">
        <text:list-item>
          <text:p text:style-name="P11">Precisase da clase FileWriter, na creeación do obxeto é preferible utilizar (nombreFicheiro, true) (para que no sobreescriba, solo engade)</text:p>
        </text:list-item>
        <text:list-item>
          <text:p text:style-name="P11">PrintWriter</text:p>
        </text:list-item>
      </text:list>
      <text:p text:style-name="P5"/>
      <text:p text:style-name="P3">Serialización ficheiro de bytes</text:p>
      <text:p text:style-name="P6"><text:tab/>Serializar un obxecto consiste en convertilo nun conxunto de bytes para que poidan ser almacenados ou enviados pola rede a través dos sockets. Despois poden ser deserializados para volver a o seu estado inicial. Para serializar ou deserializar, a clase debe implementar a interfaz Serializable.</text:p>
      <text:list text:style-name="L5">
        <text:list-item>
          <text:p text:style-name="P12">Primitivos, Arrays → serializables</text:p>
          <text:p text:style-name="P12">Cando un dato é moi sensible podemos facer que non se serialice co modificador: transient</text:p>
        </text:list-item>
        <text:list-item>
          <text:p text:style-name="P12">Transient → no serializable</text:p>
        </text:list-item>
      </text:list>
      <text:p text:style-name="P7">ObjectOutputStream</text:p>
      <text:p text:style-name="P7">ObjectInputStrea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6T16:48:54.755000000</meta:creation-date>
    <meta:generator>LibreOffice/7.4.2.3$Windows_X86_64 LibreOffice_project/382eef1f22670f7f4118c8c2dd222ec7ad009daf</meta:generator>
    <dc:date>2023-03-13T16:54:57.706000000</dc:date>
    <meta:editing-duration>PT16M19S</meta:editing-duration>
    <meta:editing-cycles>5</meta:editing-cycles>
    <meta:document-statistic meta:table-count="0" meta:image-count="0" meta:object-count="0" meta:page-count="1" meta:paragraph-count="26" meta:word-count="239" meta:character-count="1512" meta:non-whitespace-character-count="1310"/>
  </office:meta>
</office:document-meta>
</file>